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style-name="ce74"/>
          <table:covered-table-cell table:style-name="ce74"/>
          <table:table-cell table:style-name="ce74" table:number-columns-repeated="248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0">
            <text:p>0</text:p>
          </table:table-cell>
          <table:table-cell table:style-name="ce164" table:formula="of:=COUNTIF([.M$7:.M$1022];[.$K2])" office:value-type="float" office:value="0">
            <text:p>0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>
            <text:p>Tester</text:p>
          </table:table-cell>
          <table:table-cell table:style-name="ce121">
            <text:p>IE7</text:p>
          </table:table-cell>
          <table:table-cell table:style-name="ce121">
            <text:p>FireFox3.5</text:p>
          </table:table-cell>
          <table:table-cell table:style-name="ce121">
            <text:p>Comment/Bug</text:p>
          </table:table-cell>
          <table:table-cell table:style-name="ce121" table:number-columns-repeated="5"/>
          <table:table-cell table:style-name="ce174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1.00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1.00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 table:number-columns-repeated="1"/>
          <table:table-cell table:style-name="ce166">
            <text:p>hang.nguyen</text:p>
          </table:table-cell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</text:span><text:span text:style-name="T10">action bar</text:span></text:p>
            <text:p><text:span text:style-name="T10">- Input value valid into category </text:span><text:span text:style-name="T10">name 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hang.nguyen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</text:span><text:span text:style-name="T12">action bar</text:span></text:p>
            <text:p><text:span text:style-name="T12">In Add forum form:</text:span></text:p>
            <text:p><text:span text:style-name="T12">- Select category that contains </text:span><text:span text:style-name="T12">new forum in drop down list </text:span></text:p>
            <text:p><text:span text:style-name="T12">- Input value valid for Forum </text:span><text:span text:style-name="T12">name <text:s/>field 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hang.nguyen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</text:span><text:span text:style-name="T12">and 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</text:span><text:span text:style-name="T12">field and 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</text:span><text:span text:style-name="T12">action bar and select </text:span><text:span text:style-name="T11">Add </text:span><text:span text:style-name="T11">Category </text:span><text:span text:style-name="T12">in drop down list</text:span></text:p>
            <text:p><text:span text:style-name="T12">- Input value valid for category </text:span><text:span text:style-name="T12">name and 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</text:span><text:span text:style-name="T12">main 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</text:span><text:span text:style-name="T12">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of 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</text:span><text:span text:style-name="T14">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/text:span><text:span text:style-name="T12"><text:s/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hang.nguyen</text:p>
          </table:table-cell>
          <table:table-cell table:style-name="ce169" table:number-columns-repeated="245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hang.nguyen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16:04</dc:date>
    <meta:print-date>2008-06-17T00:45:47</meta:print-date>
    <meta:editing-cycles>773</meta:editing-cycles>
    <meta:editing-duration>PT304H03M13S</meta:editing-duration>
    <dc:creator>exoplatform </dc:creator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